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Ubuntu" fo:font-size="14pt" fo:font-weight="bold" officeooo:rsid="000fa17a" officeooo:paragraph-rsid="000fa17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Ubuntu" fo:font-size="12pt" fo:font-weight="bold" officeooo:rsid="000fa17a" officeooo:paragraph-rsid="000fa17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0fa1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normal" officeooo:rsid="000fa17a" officeooo:paragraph-rsid="000fa17a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bold" officeooo:rsid="000fa17a" officeooo:paragraph-rsid="000fa17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bold" officeooo:rsid="000fa17a" officeooo:paragraph-rsid="000fa17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/>
      <text:p text:style-name="P1">Assignment 1</text:p>
      <text:p text:style-name="P2"/>
      <text:p text:style-name="P3"/>
      <text:p text:style-name="P4">Group:</text:p>
      <text:p text:style-name="P4"/>
      <text:p text:style-name="P5">Naren Surampudi: 2016AAPS0206H</text:p>
      <text:p text:style-name="P5">Aditya</text:p>
      <text:p text:style-name="P5">Prateek</text:p>
      <text:p text:style-name="P5"/>
      <text:p text:style-name="P4">Dataset:</text:p>
      <text:p text:style-name="P4"><text:span text:style-name="T1"/></text:p>
      <text:p text:style-name="P4"><text:span text:style-name="T1">groceries.csv</text:span></text:p>
      <text:p text:style-name="P4"><text:span text:style-name="T1"/></text:p>
      <text:p text:style-name="P4">Preprocessing:</text:p>
      <text:p text:style-name="P4"/>
      <text:p text:style-name="P5"><text:span text:style-name="T2">Apriori</text:span>: None on CSV, CSV read using Pandas.</text:p>
      <text:p text:style-name="P5"><text:span text:style-name="T2">FP Tree</text:span>: </text:p>
      <text:p text:style-name="P5"/>
      <text:p text:style-name="P4">Frequent Itemsets:</text:p>
      <text:p text:style-name="P4"/>
      <text:p text:style-name="P5"><text:span text:style-name="T2">Apriori</text:span>: Support: 200- <text:span text:style-name="T3">121</text:span></text:p>
      <text:p text:style-name="P5"><text:tab/> <text:s/>Support: 300- <text:span text:style-name="T3">61</text:span></text:p>
      <text:p text:style-name="P5"><text:tab/> <text:s/>Support: 400- <text:span text:style-name="T3">40</text:span></text:p>
      <text:p text:style-name="P5"><text:span text:style-name="T3"/></text:p>
      <text:p text:style-name="P6">FP Tree:</text:p>
      <text:p text:style-name="P6"/>
      <text:p text:style-name="P8">Association Rules:</text:p>
      <text:p text:style-name="P8"/>
      <text:p text:style-name="P6">Apriori: <text:span text:style-name="T4">Support: 200, Confidence: 30%- </text:span><text:span text:style-name="T5">36</text:span></text:p>
      <text:p text:style-name="P6"><text:span text:style-name="T4"><text:tab/> <text:s/>Support: 300, Confidence: 20%- </text:span><text:span text:style-name="T5">24</text:span></text:p>
      <text:p text:style-name="P6"><text:span text:style-name="T4"><text:tab/> <text:s/>Support: 400, Confidence: 10%- </text:span><text:span text:style-name="T5">16</text:span></text:p>
      <text:p text:style-name="P6"><text:span text:style-name="T6"/></text:p>
      <text:p text:style-name="P6">FP Tree:</text:p>
      <text:p text:style-name="P6"/>
      <text:p text:style-name="P8">Maximal Frequent Itemsets with Support:</text:p>
      <text:p text:style-name="P6"/>
      <text:p text:style-name="P6"><text:span text:style-name="T4">Support: 200-</text:span></text:p>
      <text:p text:style-name="P6"><text:span text:style-name="T4"/></text:p>
      <text:p text:style-name="P6"><text:span text:style-name="T4">('bottled beer', 'whole milk'): 201,</text:span></text:p>
      <text:p text:style-name="P6"><text:span text:style-name="T4"><text:s/>('bottled water', 'other vegetables'): 244,</text:span></text:p>
      <text:p text:style-name="P6"><text:span text:style-name="T4"><text:s/>('bottled water', 'rolls/buns'): 238,</text:span></text:p>
      <text:p text:style-name="P6"><text:span text:style-name="T4"><text:s/>('bottled water', 'soda'): 285,</text:span></text:p>
      <text:p text:style-name="P6"><text:span text:style-name="T4"><text:s/>('bottled water', 'whole milk'): 338,</text:span></text:p>
      <text:p text:style-name="P6"><text:span text:style-name="T4"><text:s/>('bottled water', 'yogurt'): 226,</text:span></text:p>
      <text:p text:style-name="P6"><text:span text:style-name="T4"><text:s/>('brown bread', 'whole milk'): 248,</text:span></text:p>
      <text:p text:style-name="P6"><text:span text:style-name="T4"><text:s/>('citrus fruit', 'other vegetables'): 284,</text:span></text:p>
      <text:p text:style-name="P6"><text:span text:style-name="T4"><text:s/>('citrus fruit', 'whole milk'): 300,</text:span></text:p>
      <text:p text:style-name="P6"><text:span text:style-name="T4"><text:s/>('citrus fruit', 'yogurt'): 213,</text:span></text:p>
      <text:p text:style-name="P6"><text:span text:style-name="T4"><text:s/>('domestic eggs', 'other vegetables'): 219,</text:span></text:p>
      <text:p text:style-name="P6"><text:soft-page-break/><text:span text:style-name="T4"><text:s/>('domestic eggs', 'whole milk'): 295,</text:span></text:p>
      <text:p text:style-name="P6"><text:span text:style-name="T4"><text:s/>('frankfurter', 'whole milk'): 202,</text:span></text:p>
      <text:p text:style-name="P6"><text:span text:style-name="T4"><text:s/>('frozen vegetables', 'whole milk'): 201,</text:span></text:p>
      <text:p text:style-name="P6"><text:span text:style-name="T4"><text:s/>('fruit/vegetable juice', 'whole milk'): 262,</text:span></text:p>
      <text:p text:style-name="P6"><text:span text:style-name="T4"><text:s/>('margarine', 'whole milk'): 238,</text:span></text:p>
      <text:p text:style-name="P6"><text:span text:style-name="T4"><text:s/>('newspapers', 'whole milk'): 269,</text:span></text:p>
      <text:p text:style-name="P6"><text:span text:style-name="T4"><text:s/>('other vegetables', 'fruit/vegetable juice'): 207,</text:span></text:p>
      <text:p text:style-name="P6"><text:span text:style-name="T4"><text:s/>('other vegetables', 'pastry'): 222,</text:span></text:p>
      <text:p text:style-name="P6"><text:span text:style-name="T4"><text:s/>('other vegetables', 'rolls/buns'): 419,</text:span></text:p>
      <text:p text:style-name="P6"><text:span text:style-name="T4"><text:s/>('other vegetables', 'sausage'): 265,</text:span></text:p>
      <text:p text:style-name="P6"><text:span text:style-name="T4"><text:s/>('other vegetables', 'shopping bags'): 228,</text:span></text:p>
      <text:p text:style-name="P6"><text:span text:style-name="T4"><text:s/>('other vegetables', 'whole milk', 'yogurt'): 219,</text:span></text:p>
      <text:p text:style-name="P6"><text:span text:style-name="T4"><text:s/>('pastry', 'rolls/buns'): 206,</text:span></text:p>
      <text:p text:style-name="P6"><text:span text:style-name="T4"><text:s/>('pip fruit', 'other vegetables'): 257,</text:span></text:p>
      <text:p text:style-name="P6"><text:span text:style-name="T4"><text:s/>('pip fruit', 'tropical fruit'): 201,</text:span></text:p>
      <text:p text:style-name="P6"><text:span text:style-name="T4"><text:s/>('pip fruit', 'whole milk'): 296,</text:span></text:p>
      <text:p text:style-name="P6"><text:span text:style-name="T4"><text:s/>('pork', 'other vegetables'): 213,</text:span></text:p>
      <text:p text:style-name="P6"><text:span text:style-name="T4"><text:s/>('pork', 'whole milk'): 218,</text:span></text:p>
      <text:p text:style-name="P6"><text:span text:style-name="T4"><text:s/>('rolls/buns', 'yogurt'): 338,</text:span></text:p>
      <text:p text:style-name="P6"><text:span text:style-name="T4"><text:s/>('root vegetables', 'other vegetables', 'whole milk'): 228,</text:span></text:p>
      <text:p text:style-name="P6"><text:span text:style-name="T4"><text:s/>('root vegetables', 'rolls/buns'): 239,</text:span></text:p>
      <text:p text:style-name="P6"><text:span text:style-name="T4"><text:s/>('root vegetables', 'yogurt'): 254,</text:span></text:p>
      <text:p text:style-name="P6"><text:span text:style-name="T4"><text:s/>('sausage', 'rolls/buns'): 301,</text:span></text:p>
      <text:p text:style-name="P6"><text:span text:style-name="T4"><text:s/>('shopping bags', 'whole milk'): 241,</text:span></text:p>
      <text:p text:style-name="P6"><text:span text:style-name="T4"><text:s/>('soda', 'other vegetables'): 322,</text:span></text:p>
      <text:p text:style-name="P6"><text:span text:style-name="T4"><text:s/>('soda', 'pastry'): 207,</text:span></text:p>
      <text:p text:style-name="P6"><text:span text:style-name="T4"><text:s/>('soda', 'rolls/buns'): 377,</text:span></text:p>
      <text:p text:style-name="P6"><text:span text:style-name="T4"><text:s/>('soda', 'sausage'): 239,</text:span></text:p>
      <text:p text:style-name="P6"><text:span text:style-name="T4"><text:s/>('soda', 'shopping bags'): 242,</text:span></text:p>
      <text:p text:style-name="P6"><text:span text:style-name="T4"><text:s/>('soda', 'whole milk'): 394,</text:span></text:p>
      <text:p text:style-name="P6"><text:span text:style-name="T4"><text:s/>('soda', 'yogurt'): 269,</text:span></text:p>
      <text:p text:style-name="P6"><text:span text:style-name="T4"><text:s/>('tropical fruit', 'other vegetables'): 353,</text:span></text:p>
      <text:p text:style-name="P6"><text:span text:style-name="T4"><text:s/>('tropical fruit', 'rolls/buns'): 242,</text:span></text:p>
      <text:p text:style-name="P6"><text:span text:style-name="T4"><text:s/>('tropical fruit', 'root vegetables'): 207,</text:span></text:p>
      <text:p text:style-name="P6"><text:span text:style-name="T4"><text:s/>('tropical fruit', 'soda'): 205,</text:span></text:p>
      <text:p text:style-name="P6"><text:span text:style-name="T4"><text:s/>('tropical fruit', 'whole milk'): 416,</text:span></text:p>
      <text:p text:style-name="P6"><text:span text:style-name="T4"><text:s/>('tropical fruit', 'yogurt'): 288,</text:span></text:p>
      <text:p text:style-name="P6"><text:span text:style-name="T4"><text:s/>('whipped/sour cream', 'other vegetables'): 284,</text:span></text:p>
      <text:p text:style-name="P6"><text:span text:style-name="T4"><text:s/>('whipped/sour cream', 'whole milk'): 317,</text:span></text:p>
      <text:p text:style-name="P6"><text:span text:style-name="T4"><text:s/>('whipped/sour cream', 'yogurt'): 204,</text:span></text:p>
      <text:p text:style-name="P6"><text:span text:style-name="T4"><text:s/>('whole milk', 'beef'): 209,</text:span></text:p>
      <text:p text:style-name="P6"><text:span text:style-name="T4"><text:s/>('whole milk', 'butter'): 271,</text:span></text:p>
      <text:p text:style-name="P6"><text:span text:style-name="T4"><text:s/>('whole milk', 'curd'): 257,</text:span></text:p>
      <text:p text:style-name="P6"><text:span text:style-name="T4"><text:s/>('whole milk', 'pastry'): 327,</text:span></text:p>
      <text:p text:style-name="P6"><text:span text:style-name="T4"><text:s/>('whole milk', 'rolls/buns'): 557,</text:span></text:p>
      <text:p text:style-name="P6"><text:span text:style-name="T4"><text:s/>('whole milk', 'sausage'): 294</text:span></text:p>
      <text:p text:style-name="P6"><text:span text:style-name="T4"/></text:p>
      <text:p text:style-name="P6"><text:span text:style-name="T4">Support: 300-</text:span></text:p>
      <text:p text:style-name="P6"><text:span text:style-name="T4"/></text:p>
      <text:p text:style-name="P6"><text:span text:style-name="T4">('bottled water', 'whole milk'): 338,</text:span></text:p>
      <text:p text:style-name="P6"><text:span text:style-name="T4"><text:s/>('citrus fruit', 'whole milk'): 300,</text:span></text:p>
      <text:p text:style-name="P6"><text:span text:style-name="T4"><text:s/>('other vegetables', 'soda'): 322,</text:span></text:p>
      <text:p text:style-name="P6"><text:soft-page-break/><text:span text:style-name="T4"><text:s/>('other vegetables', 'whole milk'): 736,</text:span></text:p>
      <text:p text:style-name="P6"><text:span text:style-name="T4"><text:s/>('pastry', 'whole milk'): 327,</text:span></text:p>
      <text:p text:style-name="P6"><text:span text:style-name="T4"><text:s/>('rolls/buns', 'other vegetables'): 419,</text:span></text:p>
      <text:p text:style-name="P6"><text:span text:style-name="T4"><text:s/>('rolls/buns', 'sausage'): 301,</text:span></text:p>
      <text:p text:style-name="P6"><text:span text:style-name="T4"><text:s/>('rolls/buns', 'soda'): 377,</text:span></text:p>
      <text:p text:style-name="P6"><text:span text:style-name="T4"><text:s/>('rolls/buns', 'whole milk'): 557,</text:span></text:p>
      <text:p text:style-name="P6"><text:span text:style-name="T4"><text:s/>('root vegetables', 'other vegetables'): 466,</text:span></text:p>
      <text:p text:style-name="P6"><text:span text:style-name="T4"><text:s/>('root vegetables', 'whole milk'): 481,</text:span></text:p>
      <text:p text:style-name="P6"><text:span text:style-name="T4"><text:s/>('tropical fruit', 'other vegetables'): 353,</text:span></text:p>
      <text:p text:style-name="P6"><text:span text:style-name="T4"><text:s/>('tropical fruit', 'whole milk'): 416,</text:span></text:p>
      <text:p text:style-name="P6"><text:span text:style-name="T4"><text:s/>('whole milk', 'soda'): 394,</text:span></text:p>
      <text:p text:style-name="P6"><text:span text:style-name="T4"><text:s/>('whole milk', 'whipped/sour cream'): 317,</text:span></text:p>
      <text:p text:style-name="P6"><text:span text:style-name="T4"><text:s/>('yogurt', 'other vegetables'): 427,</text:span></text:p>
      <text:p text:style-name="P6"><text:span text:style-name="T4"><text:s/>('yogurt', 'rolls/buns'): 338,</text:span></text:p>
      <text:p text:style-name="P6"><text:span text:style-name="T4"><text:s/>('yogurt', 'whole milk'): 551</text:span></text:p>
      <text:p text:style-name="P6"><text:span text:style-name="T4"/></text:p>
      <text:p text:style-name="P6"><text:span text:style-name="T4">Support: 400-</text:span></text:p>
      <text:p text:style-name="P6"><text:span text:style-name="T4"/></text:p>
      <text:p text:style-name="P6"><text:span text:style-name="T4">('other vegetables', 'rolls/buns'): 419,</text:span></text:p>
      <text:p text:style-name="P6"><text:span text:style-name="T4"><text:s/>('other vegetables', 'root vegetables'): 466,</text:span></text:p>
      <text:p text:style-name="P6"><text:span text:style-name="T4"><text:s/>('other vegetables', 'whole milk'): 736,</text:span></text:p>
      <text:p text:style-name="P6"><text:span text:style-name="T4"><text:s/>('other vegetables', 'yogurt'): 427,</text:span></text:p>
      <text:p text:style-name="P6"><text:span text:style-name="T4"><text:s/>('rolls/buns', 'whole milk'): 557,</text:span></text:p>
      <text:p text:style-name="P6"><text:span text:style-name="T4"><text:s/>('root vegetables', 'whole milk'): 481,</text:span></text:p>
      <text:p text:style-name="P6"><text:span text:style-name="T4"><text:s/>('whole milk', 'tropical fruit'): 416,</text:span></text:p>
      <text:p text:style-name="P6"><text:span text:style-name="T4"><text:s/>('whole milk', 'yogurt'): 551</text:span></text:p>
      <text:p text:style-name="P6"><text:span text:style-name="T4"/></text:p>
      <text:p text:style-name="P7"><text:span text:style-name="T4">Closed Frequent Itemsets with Support:</text:span></text:p>
      <text:p text:style-name="P7"><text:span text:style-name="T4"/></text:p>
      <text:p text:style-name="P6"><text:span text:style-name="T4">Support: 200-</text:span></text:p>
      <text:p text:style-name="P6"><text:span text:style-name="T4">('bottled water', 'other vegetables'): 244,</text:span></text:p>
      <text:p text:style-name="P6"><text:span text:style-name="T4"><text:s/>('bottled water', 'rolls/buns'): 238,</text:span></text:p>
      <text:p text:style-name="P6"><text:span text:style-name="T4"><text:s/>('bottled water', 'soda'): 285,</text:span></text:p>
      <text:p text:style-name="P6"><text:span text:style-name="T4"><text:s/>('bottled water', 'whole milk'): 338,</text:span></text:p>
      <text:p text:style-name="P6"><text:span text:style-name="T4"><text:s/>('brown bread', 'whole milk'): 248,</text:span></text:p>
      <text:p text:style-name="P6"><text:span text:style-name="T4"><text:s/>('citrus fruit', 'other vegetables'): 284,</text:span></text:p>
      <text:p text:style-name="P6"><text:span text:style-name="T4"><text:s/>('citrus fruit', 'whole milk'): 300,</text:span></text:p>
      <text:p text:style-name="P6"><text:span text:style-name="T4"><text:s/>('domestic eggs', 'whole milk'): 295,</text:span></text:p>
      <text:p text:style-name="P6"><text:span text:style-name="T4"><text:s/>('fruit/vegetable juice', 'whole milk'): 262,</text:span></text:p>
      <text:p text:style-name="P6"><text:span text:style-name="T4"><text:s/>('margarine', 'whole milk'): 238,</text:span></text:p>
      <text:p text:style-name="P6"><text:span text:style-name="T4"><text:s/>('newspapers', 'whole milk'): 269,</text:span></text:p>
      <text:p text:style-name="P6"><text:span text:style-name="T4"><text:s/>('other vegetables', 'rolls/buns'): 419,</text:span></text:p>
      <text:p text:style-name="P6"><text:span text:style-name="T4"><text:s/>('other vegetables', 'sausage'): 265,</text:span></text:p>
      <text:p text:style-name="P6"><text:span text:style-name="T4"><text:s/>('other vegetables', 'shopping bags'): 228,</text:span></text:p>
      <text:p text:style-name="P6"><text:span text:style-name="T4"><text:s/>('other vegetables', 'whole milk'): 736,</text:span></text:p>
      <text:p text:style-name="P6"><text:span text:style-name="T4"><text:s/>('other vegetables', 'yogurt'): 427,</text:span></text:p>
      <text:p text:style-name="P6"><text:span text:style-name="T4"><text:s/>('pip fruit', 'other vegetables'): 257,</text:span></text:p>
      <text:p text:style-name="P6"><text:span text:style-name="T4"><text:s/>('pip fruit', 'whole milk'): 296,</text:span></text:p>
      <text:p text:style-name="P6"><text:span text:style-name="T4"><text:s/>('rolls/buns', 'yogurt'): 338,</text:span></text:p>
      <text:p text:style-name="P6"><text:span text:style-name="T4"><text:s/>('root vegetables', 'other vegetables'): 466,</text:span></text:p>
      <text:p text:style-name="P6"><text:span text:style-name="T4"><text:s/>('root vegetables', 'rolls/buns'): 239,</text:span></text:p>
      <text:p text:style-name="P6"><text:span text:style-name="T4"><text:s/>('root vegetables', 'whole milk'): 481,</text:span></text:p>
      <text:p text:style-name="P6"><text:soft-page-break/><text:span text:style-name="T4"><text:s/>('root vegetables', 'yogurt'): 254,</text:span></text:p>
      <text:p text:style-name="P6"><text:span text:style-name="T4"><text:s/>('sausage', 'rolls/buns'): 301,</text:span></text:p>
      <text:p text:style-name="P6"><text:span text:style-name="T4"><text:s/>('shopping bags', 'whole milk'): 241,</text:span></text:p>
      <text:p text:style-name="P6"><text:span text:style-name="T4"><text:s/>('soda', 'other vegetables'): 322,</text:span></text:p>
      <text:p text:style-name="P6"><text:span text:style-name="T4"><text:s/>('soda', 'rolls/buns'): 377,</text:span></text:p>
      <text:p text:style-name="P6"><text:span text:style-name="T4"><text:s/>('soda', 'sausage'): 239,</text:span></text:p>
      <text:p text:style-name="P6"><text:span text:style-name="T4"><text:s/>('soda', 'shopping bags'): 242,</text:span></text:p>
      <text:p text:style-name="P6"><text:span text:style-name="T4"><text:s/>('soda', 'whole milk'): 394,</text:span></text:p>
      <text:p text:style-name="P6"><text:span text:style-name="T4"><text:s/>('soda', 'yogurt'): 269,</text:span></text:p>
      <text:p text:style-name="P6"><text:span text:style-name="T4"><text:s/>('tropical fruit', 'other vegetables'): 353,</text:span></text:p>
      <text:p text:style-name="P6"><text:span text:style-name="T4"><text:s/>('tropical fruit', 'rolls/buns'): 242,</text:span></text:p>
      <text:p text:style-name="P6"><text:span text:style-name="T4"><text:s/>('tropical fruit', 'whole milk'): 416,</text:span></text:p>
      <text:p text:style-name="P6"><text:span text:style-name="T4"><text:s/>('tropical fruit', 'yogurt'): 288,</text:span></text:p>
      <text:p text:style-name="P6"><text:span text:style-name="T4"><text:s/>('whipped/sour cream', 'other vegetables'): 284,</text:span></text:p>
      <text:p text:style-name="P6"><text:span text:style-name="T4"><text:s/>('whipped/sour cream', 'whole milk'): 317,</text:span></text:p>
      <text:p text:style-name="P6"><text:span text:style-name="T4"><text:s/>('whole milk', 'butter'): 271,</text:span></text:p>
      <text:p text:style-name="P6"><text:span text:style-name="T4"><text:s/>('whole milk', 'curd'): 257,</text:span></text:p>
      <text:p text:style-name="P6"><text:span text:style-name="T4"><text:s/>('whole milk', 'pastry'): 327,</text:span></text:p>
      <text:p text:style-name="P6"><text:span text:style-name="T4"><text:s/>('whole milk', 'rolls/buns'): 557,</text:span></text:p>
      <text:p text:style-name="P6"><text:span text:style-name="T4"><text:s/>('whole milk', 'sausage'): 294,</text:span></text:p>
      <text:p text:style-name="P6"><text:span text:style-name="T4"><text:s/>('whole milk', 'yogurt'): 551</text:span></text:p>
      <text:p text:style-name="P6"><text:span text:style-name="T4"/></text:p>
      <text:p text:style-name="P6"><text:span text:style-name="T4">Support: 300-</text:span></text:p>
      <text:p text:style-name="P6"><text:span text:style-name="T4"/></text:p>
      <text:p text:style-name="P6"><text:span text:style-name="T4">None</text:span></text:p>
      <text:p text:style-name="P6"><text:span text:style-name="T4"/></text:p>
      <text:p text:style-name="P6"><text:span text:style-name="T4">Support: 400-</text:span></text:p>
      <text:p text:style-name="P6"><text:span text:style-name="T4"/></text:p>
      <text:p text:style-name="P6"><text:span text:style-name="T4">None</text:span></text:p>
      <text:p text:style-name="P6"><text:span text:style-name="T4"/></text:p>
      <text:p text:style-name="P7"><text:span text:style-name="T4">Redundant Association Rules</text:span></text:p>
      <text:p text:style-name="P7"><text:span text:style-name="T6"/></text:p>
      <text:p text:style-name="P7"><text:span text:style-name="T6">Support: 200, Confidence: 30%</text:span></text:p>
      <text:p text:style-name="P7"><text:span text:style-name="T6"/></text:p>
      <text:p text:style-name="P7"><text:span text:style-name="T6">Support: 300, Confidence: 20%</text:span></text:p>
      <text:p text:style-name="P7"><text:span text:style-name="T6"/></text:p>
      <text:p text:style-name="P7"><text:span text:style-name="T6">Support: 400, Confidence: 1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15:37.284674464</meta:creation-date>
    <dc:date>2019-02-20T19:41:48.661905002</dc:date>
    <meta:editing-duration>PT4M51S</meta:editing-duration>
    <meta:editing-cycles>1</meta:editing-cycles>
    <meta:document-statistic meta:table-count="0" meta:image-count="0" meta:object-count="0" meta:page-count="4" meta:paragraph-count="161" meta:word-count="641" meta:character-count="5311" meta:non-whitespace-character-count="4696"/>
    <meta:generator>LibreOffice/6.0.7.3$Linux_X86_64 LibreOffice_project/00m0$Build-3</meta:generator>
  </office:meta>
</office:document-meta>
</file>